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vitesse</text:p>
          </table:table-cell>
          <table:table-cell table:style-name="ce1" office:value-type="string" calcext:value-type="string">
            <text:p>activite min</text:p>
          </table:table-cell>
          <table:table-cell table:style-name="ce1" office:value-type="string" calcext:value-type="string">
            <text:p>activite max</text:p>
          </table:table-cell>
          <table:table-cell table:style-name="ce1" office:value-type="string" calcext:value-type="string">
            <text:p>activite moyenn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6&lt;=v&lt;35</text:p>
          </table:table-cell>
          <table:table-cell office:value-type="float" office:value="88725" calcext:value-type="float">
            <text:p>88725</text:p>
          </table:table-cell>
          <table:table-cell office:value-type="float" office:value="53216603" calcext:value-type="float">
            <text:p>53216603</text:p>
          </table:table-cell>
          <table:table-cell office:value-type="float" office:value="3696345" calcext:value-type="float">
            <text:p>36963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&lt;6</text:p>
          </table:table-cell>
          <table:table-cell office:value-type="float" office:value="88725" calcext:value-type="float">
            <text:p>88725</text:p>
          </table:table-cell>
          <table:table-cell office:value-type="float" office:value="53216603" calcext:value-type="float">
            <text:p>53216603</text:p>
          </table:table-cell>
          <table:table-cell office:value-type="float" office:value="3421000" calcext:value-type="float">
            <text:p>342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&gt;=35</text:p>
          </table:table-cell>
          <table:table-cell office:value-type="float" office:value="92732" calcext:value-type="float">
            <text:p>92732</text:p>
          </table:table-cell>
          <table:table-cell office:value-type="float" office:value="6778469" calcext:value-type="float">
            <text:p>6778469</text:p>
          </table:table-cell>
          <table:table-cell office:value-type="float" office:value="1846529" calcext:value-type="float">
            <text:p>1846529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9:12:00.042233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8.2$Linux_X86_64 LibreOffice_project/48d50dbfc06349262c9d50868e5c1f630a573ebd</meta:generator>
    <dc:date>2016-03-16T09:15:10.592058097</dc:date>
    <dc:creator>Olivier Bedel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